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d6b2" officeooo:paragraph-rsid="0017d6b2"/>
    </style:style>
    <style:style style:name="P2" style:family="paragraph" style:parent-style-name="Standard">
      <style:text-properties officeooo:rsid="0017d6b2" officeooo:paragraph-rsid="0011de57"/>
    </style:style>
    <style:style style:name="P3" style:family="paragraph" style:parent-style-name="Standard">
      <style:text-properties officeooo:rsid="001aad1e" officeooo:paragraph-rsid="001aad1e"/>
    </style:style>
    <style:style style:name="P4" style:family="paragraph" style:parent-style-name="Standard">
      <style:text-properties officeooo:rsid="001bcaa3" officeooo:paragraph-rsid="001bcaa3"/>
    </style:style>
    <style:style style:name="P5" style:family="paragraph" style:parent-style-name="Standard">
      <style:text-properties officeooo:rsid="001cd1a4" officeooo:paragraph-rsid="001cd1a4"/>
    </style:style>
    <style:style style:name="P6" style:family="paragraph" style:parent-style-name="Standard">
      <style:text-properties officeooo:rsid="001e9aec" officeooo:paragraph-rsid="001e9aec"/>
    </style:style>
    <style:style style:name="P7" style:family="paragraph" style:parent-style-name="Standard">
      <style:text-properties officeooo:rsid="0020ff03" officeooo:paragraph-rsid="0020ff03"/>
    </style:style>
    <style:style style:name="P8" style:family="paragraph" style:parent-style-name="Standard">
      <style:text-properties officeooo:rsid="00217f50" officeooo:paragraph-rsid="00217f50"/>
    </style:style>
    <style:style style:name="P9" style:family="paragraph" style:parent-style-name="Standard">
      <style:text-properties officeooo:rsid="00217f50" officeooo:paragraph-rsid="0026d898"/>
    </style:style>
    <style:style style:name="P10" style:family="paragraph" style:parent-style-name="Standard">
      <style:text-properties officeooo:rsid="0022c17c" officeooo:paragraph-rsid="0022c17c"/>
    </style:style>
    <style:style style:name="P11" style:family="paragraph" style:parent-style-name="Standard">
      <style:text-properties officeooo:rsid="00244c87" officeooo:paragraph-rsid="00244c87"/>
    </style:style>
    <style:style style:name="P12" style:family="paragraph" style:parent-style-name="Standard">
      <style:text-properties officeooo:rsid="0024ee0b" officeooo:paragraph-rsid="0024ee0b"/>
    </style:style>
    <style:style style:name="P13" style:family="paragraph" style:parent-style-name="Standard">
      <style:text-properties officeooo:rsid="0011de57" officeooo:paragraph-rsid="0026d898"/>
    </style:style>
    <style:style style:name="P14" style:family="paragraph" style:parent-style-name="Standard">
      <style:text-properties fo:font-style="italic" officeooo:rsid="0011de57" officeooo:paragraph-rsid="0026d898" style:font-style-asian="italic" style:font-style-complex="italic"/>
    </style:style>
    <style:style style:name="P15" style:family="paragraph" style:parent-style-name="Standard">
      <style:text-properties fo:font-style="italic" officeooo:rsid="00134afc" officeooo:paragraph-rsid="0026d898" style:font-style-asian="italic" style:font-style-complex="italic"/>
    </style:style>
    <style:style style:name="P16" style:family="paragraph" style:parent-style-name="Standard">
      <style:text-properties fo:font-style="italic" officeooo:rsid="0026d898" officeooo:paragraph-rsid="0026d898" style:font-style-asian="italic" style:font-style-complex="italic"/>
    </style:style>
    <style:style style:name="P17" style:family="paragraph" style:parent-style-name="Standard">
      <style:text-properties officeooo:rsid="0026d898" officeooo:paragraph-rsid="0026d898"/>
    </style:style>
    <style:style style:name="P18" style:family="paragraph" style:parent-style-name="Standard">
      <style:paragraph-properties fo:break-before="page"/>
      <style:text-properties fo:font-style="italic" officeooo:rsid="0026d898" officeooo:paragraph-rsid="0026d898" style:font-style-asian="italic" style:font-style-complex="italic"/>
    </style:style>
    <style:style style:name="P19" style:family="paragraph" style:parent-style-name="Standard">
      <style:paragraph-properties fo:break-before="page"/>
      <style:text-properties officeooo:rsid="0017d6b2" officeooo:paragraph-rsid="0017d6b2"/>
    </style:style>
    <style:style style:name="P20" style:family="paragraph" style:parent-style-name="Standard" style:master-page-name="">
      <style:paragraph-properties fo:margin-left="0in" fo:margin-right="0in" fo:margin-top="0in" fo:margin-bottom="0.0598in" loext:contextual-spacing="false" fo:text-align="justify" style:justify-single-word="false" fo:hyphenation-ladder-count="no-limit" fo:text-indent="0.2in" style:auto-text-indent="false" style:page-number="auto"/>
      <style:text-properties fo:font-style="normal" officeooo:rsid="002736ba" officeooo:paragraph-rsid="002736ba" style:font-style-asian="normal" style:font-style-complex="normal" fo:hyphenate="true" fo:hyphenation-remain-char-count="2" fo:hyphenation-push-char-count="2"/>
    </style:style>
    <style:style style:name="P21" style:family="paragraph" style:parent-style-name="Standard">
      <style:paragraph-properties fo:margin-left="0in" fo:margin-right="0in" fo:margin-top="0in" fo:margin-bottom="0.0598in" loext:contextual-spacing="false" fo:text-align="justify" style:justify-single-word="false" fo:hyphenation-ladder-count="no-limit" fo:text-indent="0.2in" style:auto-text-indent="false"/>
      <style:text-properties fo:font-style="normal" officeooo:rsid="002736ba" officeooo:paragraph-rsid="002736ba" style:font-style-asian="normal" style:font-style-complex="normal"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9c5fc" officeooo:paragraph-rsid="002c45f9"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a639d" officeooo:paragraph-rsid="002a639d"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1cd1a4" officeooo:paragraph-rsid="002a639d"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bd83f" officeooo:paragraph-rsid="002bd83f" fo:hyphenate="true" fo:hyphenation-remain-char-count="2" fo:hyphenation-push-char-count="2"/>
    </style:style>
    <style:style style:name="P26" style:family="paragraph" style:parent-style-name="Footnote">
      <style:text-properties officeooo:rsid="002a639d" officeooo:paragraph-rsid="002a639d"/>
    </style:style>
    <style:style style:name="P27" style:family="paragraph" style:parent-style-name="Standard">
      <style:text-properties officeooo:rsid="001e9aec" officeooo:paragraph-rsid="001e9aec"/>
    </style:style>
    <style:style style:name="P28" style:family="paragraph" style:parent-style-name="Standard">
      <style:text-properties officeooo:rsid="001e9aec" officeooo:paragraph-rsid="0039a05c"/>
    </style:style>
    <style:style style:name="P29" style:family="paragraph" style:parent-style-name="Standard">
      <style:text-properties officeooo:rsid="001cd1a4" officeooo:paragraph-rsid="0039a05c"/>
    </style:style>
    <style:style style:name="P30" style:family="paragraph" style:parent-style-name="Standard">
      <style:text-properties officeooo:rsid="0020ff03" officeooo:paragraph-rsid="0039a05c"/>
    </style:style>
    <style:style style:name="P31" style:family="paragraph" style:parent-style-name="Standard">
      <style:text-properties officeooo:rsid="00217f50" officeooo:paragraph-rsid="0039a05c"/>
    </style:style>
    <style:style style:name="P32" style:family="paragraph" style:parent-style-name="Standard">
      <style:text-properties officeooo:rsid="0011de57" officeooo:paragraph-rsid="0039a05c"/>
    </style:style>
    <style:style style:name="P3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c45f9" officeooo:paragraph-rsid="002c45f9"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dd11b" officeooo:paragraph-rsid="002dd11b"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0a938" officeooo:paragraph-rsid="0030a938"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0a938" officeooo:paragraph-rsid="0031f884"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1f884" officeooo:paragraph-rsid="0031f884"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3d8cb" officeooo:paragraph-rsid="0033d8cb"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4ec6c" officeooo:paragraph-rsid="0034ec6c"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62989" officeooo:paragraph-rsid="00362989"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62989" officeooo:paragraph-rsid="003782b8"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782b8" officeooo:paragraph-rsid="003782b8"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971a3" officeooo:paragraph-rsid="003971a3"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9a05c" officeooo:paragraph-rsid="0039a05c"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11de57" officeooo:paragraph-rsid="0039a05c" fo:hyphenate="true" fo:hyphenation-remain-char-count="2" fo:hyphenation-push-char-count="2"/>
    </style:style>
    <style:style style:name="P4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b37b1" officeooo:paragraph-rsid="003b37b1" fo:hyphenate="true" fo:hyphenation-remain-char-count="2" fo:hyphenation-push-char-count="2"/>
    </style:style>
    <style:style style:name="P47" style:family="paragraph" style:parent-style-name="Standard" style:master-page-name="">
      <style:paragraph-properties fo:margin-left="0.2in" fo:margin-right="0.2in" fo:line-height="0.2402in" fo:text-align="center" style:justify-single-word="false" fo:hyphenation-ladder-count="no-limit" fo:text-indent="0.1799in" style:auto-text-indent="false" style:page-number="auto"/>
      <style:text-properties officeooo:rsid="0034ec6c" officeooo:paragraph-rsid="0034ec6c" fo:hyphenate="true" fo:hyphenation-remain-char-count="2" fo:hyphenation-push-char-count="2"/>
    </style:style>
    <style:style style:name="P48" style:family="paragraph" style:parent-style-name="Heading_20_1">
      <style:paragraph-properties fo:break-before="page"/>
    </style:style>
    <style:style style:name="P49" style:family="paragraph" style:parent-style-name="Footnote">
      <style:text-properties officeooo:rsid="002dd11b" officeooo:paragraph-rsid="002dd11b"/>
    </style:style>
    <style:style style:name="P50" style:family="paragraph" style:parent-style-name="Footnote">
      <style:text-properties officeooo:rsid="002ef367" officeooo:paragraph-rsid="002ef367"/>
    </style:style>
    <style:style style:name="P51" style:family="paragraph" style:parent-style-name="Footnote">
      <style:text-properties officeooo:rsid="0030a938" officeooo:paragraph-rsid="0030a938"/>
    </style:style>
    <style:style style:name="P52" style:family="paragraph" style:parent-style-name="Footnote">
      <style:text-properties officeooo:rsid="00362989" officeooo:paragraph-rsid="00362989"/>
    </style:style>
    <style:style style:name="P53" style:family="paragraph" style:parent-style-name="Footnote">
      <style:text-properties officeooo:rsid="003782b8" officeooo:paragraph-rsid="003782b8"/>
    </style:style>
    <style:style style:name="P54" style:family="paragraph" style:parent-style-name="Footnote">
      <style:text-properties officeooo:rsid="003971a3" officeooo:paragraph-rsid="003971a3"/>
    </style:style>
    <style:style style:name="P55" style:family="paragraph" style:parent-style-name="Footnote">
      <style:text-properties officeooo:rsid="0039a05c" officeooo:paragraph-rsid="0039a05c"/>
    </style:style>
    <style:style style:name="P56" style:family="paragraph" style:parent-style-name="Footnote">
      <style:text-properties officeooo:rsid="003b37b1" officeooo:paragraph-rsid="003b37b1"/>
    </style:style>
    <style:style style:name="T1" style:family="text">
      <style:text-properties officeooo:rsid="00134afc"/>
    </style:style>
    <style:style style:name="T2" style:family="text">
      <style:text-properties officeooo:rsid="001cd1a4"/>
    </style:style>
    <style:style style:name="T3" style:family="text">
      <style:text-properties officeooo:rsid="001e9aec"/>
    </style:style>
    <style:style style:name="T4" style:family="text">
      <style:text-properties officeooo:rsid="0020ff03"/>
    </style:style>
    <style:style style:name="T5" style:family="text">
      <style:text-properties officeooo:rsid="00217f50"/>
    </style:style>
    <style:style style:name="T6" style:family="text">
      <style:text-properties officeooo:rsid="00244c87"/>
    </style:style>
    <style:style style:name="T7" style:family="text">
      <style:text-properties officeooo:rsid="0024ee0b"/>
    </style:style>
    <style:style style:name="T8" style:family="text">
      <style:text-properties officeooo:rsid="00284ae0"/>
    </style:style>
    <style:style style:name="T9" style:family="text">
      <style:text-properties officeooo:rsid="002a639d"/>
    </style:style>
    <style:style style:name="T10" style:family="text">
      <style:text-properties officeooo:rsid="002bd83f"/>
    </style:style>
    <style:style style:name="T11" style:family="text">
      <style:text-properties officeooo:rsid="002c45f9"/>
    </style:style>
    <style:style style:name="T12" style:family="text">
      <style:text-properties officeooo:rsid="002dd11b"/>
    </style:style>
    <style:style style:name="T13" style:family="text">
      <style:text-properties officeooo:rsid="002ef367"/>
    </style:style>
    <style:style style:name="T14" style:family="text">
      <style:text-properties officeooo:rsid="0031f884"/>
    </style:style>
    <style:style style:name="T15" style:family="text">
      <style:text-properties officeooo:rsid="0033d8cb"/>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33d8c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34afc"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33d8cb" style:font-style-asian="normal" style:font-style-complex="normal"/>
    </style:style>
    <style:style style:name="T23" style:family="text">
      <style:text-properties fo:font-style="normal" style:text-underline-style="none" officeooo:rsid="00362989" style:font-style-asian="normal" style:font-style-complex="normal"/>
    </style:style>
    <style:style style:name="T24" style:family="text">
      <style:text-properties officeooo:rsid="0034ec6c"/>
    </style:style>
    <style:style style:name="T25" style:family="text">
      <style:text-properties officeooo:rsid="00362989"/>
    </style:style>
    <style:style style:name="T26" style:family="text">
      <style:text-properties officeooo:rsid="003782b8"/>
    </style:style>
    <style:style style:name="T27" style:family="text">
      <style:text-properties officeooo:rsid="003971a3"/>
    </style:style>
    <style:style style:name="T28" style:family="text">
      <style:text-properties officeooo:rsid="0039a05c"/>
    </style:style>
    <style:style style:name="T29" style:family="text">
      <style:text-properties officeooo:rsid="003b37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liederung:</text:p>
      <text:p text:style-name="P2"/>
      <text:p text:style-name="P5">0. Kritische Theorie Adornheimers noch aktuell?</text:p>
      <text:p text:style-name="P5">- Vernunft im digitalen Zeitalter – Herrschaftsinstrument oder kritische Aufklärung?</text:p>
      <text:p text:style-name="P5">- Internet als zentrales Medium wandelt (auch ökonomische) Beziehungen</text:p>
      <text:p text:style-name="P5">- Bietet Platz für neue Reflektionskultur, Freiräume von der repressiven Egalität</text:p>
      <text:p text:style-name="P5">- <text:span text:style-name="T3">Aber für viele auch die neuen Grenzen eines Lebensraums</text:span></text:p>
      <text:p text:style-name="P6">1. Zentrale Kritik Adornheimers an Aufklärung</text:p>
      <text:p text:style-name="P6">unmöglich, das Werk komplett zu erfassen, Wahrnehmung ist immer Interpretation und Rosinenpickerei, <text:span text:style-name="T5">also Konzentration auf folgende Punkte:</text:span></text:p>
      <text:p text:style-name="P6">1.0 (antisemitische) Mythen</text:p>
      <text:p text:style-name="P6">- <text:span text:style-name="T12">Abgrenzung zum Mythos, Rückfall in den Mythos</text:span></text:p>
      <text:p text:style-name="P6">- <text:span text:style-name="T13">falsch: Mythos ist bereits Aufklärung, Aufklärung fällt in Mythos zurück</text:span></text:p>
      <text:p text:style-name="P6">- <text:span text:style-name="T13">mythisches Verhalten wichtig für Psyche, Aufklärung erfüllt eben dieses Bedürfnis</text:span></text:p>
      <text:p text:style-name="P6">- <text:span text:style-name="T13">gleichzeitig Merkmal des Antisemitismus, deswegen muss Aufklärung kritische Erkenntnis</text:span></text:p>
      <text:p text:style-name="P6">1.1 repressive Egalität, <text:span text:style-name="T4">objektive Veräußerung des individuellen subjektiven Wertes (auch bei Marx, Gorz, Heidegger, Nietzsche?)</text:span></text:p>
      <text:p text:style-name="P6"><text:span text:style-name="T4">( </text:span>1.2 <text:span text:style-name="T4">Konsequenz der Barbarei )</text:span></text:p>
      <text:p text:style-name="P6">2. Stimmt das im Internet noch?</text:p>
      <text:p text:style-name="P5">- Differenz/Äquivalenz/<text:span text:style-name="T3">Identitäts</text:span>-Dynamiken geschehen in erster Linie nach den sozialen Anforderungen/<text:span text:style-name="T3">Wirklichkeitskonstruktion</text:span>, nicht als <text:span text:style-name="T4">top-down </text:span>Gleichmachungsmechanismus</text:p>
      <text:p text:style-name="P5">- <text:span text:style-name="T5">In “Kulturindustrie” wird oft noch ein gleichmachender Akteur suggeriert, Entwicklung zeigt, dass Dynamiken dafür verantwortlich sind</text:span></text:p>
      <text:p text:style-name="P6">2.0 Freiräume im Netz</text:p>
      <text:p text:style-name="P6">- <text:span text:style-name="T4">Gorz: Multiaktivität, fragmentierte Gesellschaft, verschiedene Parallellwelten, keine Leitkultur?</text:span></text:p>
      <text:p text:style-name="P6">- <text:span text:style-name="T7">die Dritte Welle vs Kulturindustrie</text:span></text:p>
      <text:p text:style-name="P6">- <text:span text:style-name="T4">niedrige Grenzkosten tragen zur Dezentralisierung bei</text:span></text:p>
      <text:p text:style-name="P7">2.1 Der Mythos im Netz</text:p>
      <text:p text:style-name="P7">- <text:span text:style-name="T5">Internetpropaganda während der Flüchtlingskrise</text:span></text:p>
      <text:p text:style-name="P7">- <text:span text:style-name="T5">Verschwörungstheorien</text:span></text:p>
      <text:p text:style-name="P7">- <text:span text:style-name="T5">Quo vadis, Medienkompetenz?</text:span></text:p>
      <text:p text:style-name="P8">2.2 Informationsökonomie und repressive Egalität</text:p>
      <text:p text:style-name="P8">- die in 1.1 beobachtete Verobjektivierung der eigenen Qualitäten lässt sich als Quantifizierung begreifen und damit in Informationsökonomie wiederfinden</text:p>
      <text:p text:style-name="P8">- die 1/0-Erfassung der informatischen Übertragung quantifiziert das Selbst weiter und objektiviert</text:p>
      <text:p text:style-name="P8">- die Folgen dieses Prinzips, die digitale Identität, ist genauso von einem entfremdet wie Arbeit</text:p>
      <text:p text:style-name="P8">- <text:span text:style-name="T6">Dichotomie gesellschaftliche Beziehungen – persönliche Beziehungen: wie findet was in facebook statt?</text:span></text:p>
      <text:p text:style-name="P9">3. <text:span text:style-name="T1">Aufklärung wird demokratisiert und massentauglich</text:span></text:p>
      <text:p text:style-name="P13">- <text:span text:style-name="T1">Mehr Menschen Zugang <text:s/>zu Information und Kommunikation als jeher</text:span></text:p>
      <text:p text:style-name="P13">- <text:span text:style-name="T1">Technik muss ökonomischen Gesetzen gehorchen und im Sinne der instrumentellen Vernunft eingesetzt werden</text:span></text:p>
      <text:p text:style-name="P13">- <text:span text:style-name="T1">Internet ist das größte Herrschaftsinstrument der Welt</text:span></text:p>
      <text:p text:style-name="P7"/>
      <text:p text:style-name="P1"/>
      <text:h text:style-name="P48" text:outline-level="1"><text:span text:style-name="T9">0</text:span>. <text:span text:style-name="T28">Aktualität der</text:span> “Dialektik der Aufklärung <text:span text:style-name="T10">im digitalen Zeitalter</text:span></text:h>
      <text:p text:style-name="P22"/>
      <text:p text:style-name="P22"><text:span text:style-name="T24">Bis 1947</text:span>, also <text:span text:style-name="T24">kurz nachdem </text:span>die barbarischste Konsequenz, die die deutsche Identität je hatte, ihr Ende fand, <text:span text:style-name="T24">diktierten</text:span> Adorno und Horkheimer der Gretel Adorno ihr herausragendes Werk “Dialektik der Aufklärung”. Es sollte unter anderem die Voraussetzungen und die Dynamiken des Faschismus offenlegen, der so eine große Masse an Menschen zu den grauenvollen Taten der Shoah und des zweiten Weltkriegs veranlasste. Wie kein zweites Werk war es wegweisend, um aufzuzeigen, dass nicht die Unvernunft, sondern <text:span text:style-name="T24">die instrumentelle</text:span> Vernunft diese Entwicklungen bestimmt hatte.</text:p>
      <text:p text:style-name="P23">Seitdem hat sich vieles geändert, vieles aber auch nicht. Im deutschsprachigen Diskurs wird immer wieder eine unzureichende Erinnerungskultur bemängelt, und während sich die rassistische Kontinuität in der deutschen Identität in den letzten Jahrzehnten selten offen gezeigt hat, ist gerade im Jahr 2015 ihr erneutes Aufflammen offen zu beobachten gewesen, simultan mit brennenden Asylbewerberheimen, wöchentlichen Aufmärschen und gewalttätigen Angriffen auf Menschen, die nicht in diese deutsche Identität passten.</text:p>
      <text:p text:style-name="P23">Der kometenhafte Aufstieg gewisser Parteien, die Bereitschaft, mit der ihre Forderungen von etablierten Parteien übernommen werden, und das Aufbrechen des antifaschistischen Konsenses der vielbemühten “Mitte der Gesellschaft”, Rechten keinen Platz in der Öffentlichkeit zu gewähren<text:note text:id="ftn1" text:note-class="footnote"><text:note-citation>1</text:note-citation><text:note-body><text:p text:style-name="P26">In der Talkshow “Anne Will” sah man im Zeitraum ** mehr AfD-Politiker als Mitglieder der Opposition des Bundestags.</text:p></text:note-body></text:note>, wird es wieder notwendig, sich den Erkenntnissen Adornos und Horkheimers zu widmen.</text:p>
      <text:p text:style-name="P23">Wenn sich das Rad der Zeit nur im Kreis gedreht hätte, <text:span text:style-name="T10">könnte man ihre Theorien wohl einfach übernehmen und wüsste bereits alles über das neue Aufflammen der deutschen Identität, was man wissen muss. Da besagtes Rad allerdings fliegen gelernt hat, kann man wohl nicht einfach alte Erkenntnisse kopieren, was schade ist, da uns das Kopieren als Hauptmerkmal der aktuellen Informationsökonomie so in Fleisch und Blut übergegangen ist. Denn das Internet, das seit etwa drei Jahrzehnten all unsere Lebensbereiche umkrempelt, und als große Kopiermaschine verstehbar ist, hat die jüngste Renaissance der Barbarei erst möglich gemacht, indem es viele der alten Strategien im Umgang mit Nazis obsolet werden ließ.</text:span></text:p>
      <text:p text:style-name="P25">Das Internet wird in allen möglichen Bereichen als revolutionär verstanden. In der Benutzung des Internets als zentrales Kommunikationsmittel zeigen Menschen einige neue Verhaltensweisen, die in ihrer Abhängigkeit von den strukturellen Gegebenheiten, die sie hervorbringen, betrachtet werden müssen. Alles, was wir im Internet anwenden, richtet sich nach diesen Gegebenheiten; wie wir denken (unsere Vernunft gebrauchen), wie wir unsere Beziehungen führen, wie wir uns äußern, <text:soft-page-break/>welche Identitäten sich dabei ergeben. Kann sich Vernunft, wenn sie im Internet angewandt wird, zugunsten der kritischen Weise entwickeln, wie sie sich Adorno und Horkheimer wünschen, oder vollendet sich ihr Herrschaftsanspruch? Wird sie in einer vollkommen quantifizierten Umgebung selbst mitökonomisiert und verobjektiviert? Leiden unsere Beziehungen unter der neuen Beschaffenheit unserer Kommunikation oder gewinnen sie neue Dimensionen dazu?</text:p>
      <text:p text:style-name="P25">Das Internet bietet neue Räume, die sich an viele Regeln des alten Spiels nicht halten müssen. Für viele bietet es Freiräume von <text:span text:style-name="T29">einer Kultur der “Normalität”</text:span>, und die Möglichkeit, neue Formen der Kultur zu etablieren, <text:span text:style-name="T29">und hatte einen erheblichen Einfluss auf Protestbewegungen wie die des arabischen Frühlings</text:span>, allerdings zeigt es gleichzeitig auch seine eigene Form von Grenzen auf; andere Grenzen als die des alten Spiels, aber auf die quantifizierte Weise, auf die sie sich zeigen, vielleicht eine umso perfider herrschende.</text:p>
      <text:p text:style-name="P23">Ich möchte in dieser Hausarbeit prüfen, welche <text:span text:style-name="T11">Gedankengänge</text:span> <text:span text:style-name="T10">Adornos und Horkheimers im digitalen Zeitalter noch aktuell sind, und welche wir den Regeln des neuen Spiels, des digitalen Zeitalters anpassen müssen.</text:span></text:p>
      <text:p text:style-name="P24"/>
      <text:h text:style-name="Heading_20_1" text:outline-level="1">1. Zentrale Kritik Adorn<text:span text:style-name="T11">os und Hork</text:span>heimers an Aufklärung</text:h>
      <text:p text:style-name="P24"/>
      <text:p text:style-name="P33">In ihrem ersten Kapitel “Begriff der Aufklärung”, formulieren Adorno und Horkheimer ihre Kritik, verpackt in eine Definition. <text:span text:style-name="T12">Da diese Definition sich auf über 30 Seiten erstreckt, werde ich sie hier nicht wiedergeben können, geschweige denn werde ich in der Lage sein, all ihre Punkte angemessen zu erfassen und weiterzudenken. Jede Wahrnehmung, und damit auch die Rezeption eines solchen Textes, ist selektiv und kann nur in dem Kontext des bisherigen Wissens, Welt- und Selbstbildes des Rezipienten einen Platz finden. So kann ich, wenn ich versuche, Adornos und Horkheimers Werk weiterzudenken, dies nur auf der Grundlage meines eigenen, individuellen Verständnisses des Textes tun. Ich versuche, wenn ich hier schon nur Rosinenpickerei betreiben kann, jedoch zumindest schlüssige und interessante Rosinen herauszupicken, die es ermöglichen, auch die aktuellen Geschehnisse in einen fruchtbaren Kontext einzuordnen.</text:span></text:p>
      <text:p text:style-name="P33"/>
      <text:h text:style-name="Heading_20_1" text:outline-level="1">1.0 <text:span text:style-name="T28">Mythos und Aufklärung</text:span></text:h>
      <text:p text:style-name="P33"/>
      <text:p text:style-name="P34">Ein zentraler Ansatz der beiden Autoren ist der, aufzuzeigen, wie Aufklärung bisher in Abgrenzung zum Mythos, beziehungsweise als Entzauberung des Mythos, gesehen wurde. Wo die <text:soft-page-break/>Menschheit früher mythologische Erklärungen für die unbekannten Phänomene fand, solle sie nach dem Projekt der Aufklärung nun den rationalen Verstand gebrauchen. Statt angstvoll vor dem Unbekannten zu erstarren, solle der Mensch den Mut haben, “sich seines eigenen Verstandes zu bedienen”<text:note text:id="ftn0" text:note-class="footnote"><text:note-citation>2</text:note-citation><text:note-body><text:p text:style-name="P49">Cunt, Was ist Aufklärung </text:p></text:note-body></text:note>. Aufklärung und Wissenschaft solle Licht in das Dunkel der Mythen bringen, die bisher zur Welterklärung benutzt wurden.</text:p>
      <text:p text:style-name="P34">Dies<text:span text:style-name="T13">e Auffassung von Aufklärung ist (nach Adorno und Horkheimer) verkürzt, weil schon die Definition von Mythos verkürzt ist. Sie geht in keinster Weise darauf ein, warum Menschen mythisch denken. Um näher darauf einzugehen, ist Blumenbergs “Arbeit am Mythos” erheblich hilfreicher: er geht von einem Absolutismus der Wirklichkeit aus, dass Menschen die ursprüngliche Erfahrung machen, ohnmächtig zu sein</text:span><text:span text:style-name="T13"><text:note text:id="ftn2" text:note-class="footnote"><text:note-citation>3</text:note-citation><text:note-body><text:p text:style-name="P50">Blumenberg, Arbeit am Mythos, S. 9ff</text:p></text:note-body></text:note></text:span><text:span text:style-name="T13">. Diese partikulare, existenzielle Erfahrung ist die Angst, und kann erstmal als Angst vor allem gelesen werden. Eine lähmende Angst, die von allem Unbekannten ausgeht, das potentiell erst einmal stärker ist als man selbst, und die zur Furcht degradiert werden muss, um handlungsfähig zu werden. Der Vorgang dieser Degradierung passiert in einem “Situationssprung”, in dem diese Wirklichkeit von einem entfernt erklärt wird; um sie zu etwas erklärbaren, eben nicht mehr unbekannten zu machen, dem gegenüber man handeln kann. Dieser Vorgang ist der Mythos, etwas unbekanntes erklären, um die Angst davor zu verlieren. Das dunkle, irrationale dabei ist demnach mehr ein Nebenprodukt als notwendige Charakteristik; ursprünglich reicht es eben aus, das Unbekannte durch Götter oder ähnliches zu erklären, auch ohne komplizierte wissenschaftliche Regeln einzuhalten.</text:span></text:p>
      <text:p text:style-name="P35">Wenn man jedoch eine derartige Mythosdefinition nutzt, ist Aufklärung davon gar nicht mehr so weit entfernt. Adorno und Horkheimer beschreiben die eigentliche Relation zwischen Aufklärung und Mythos in der Einleitung zu “Dialektik der Aufklärung” mit “schon der Mythos ist Aufklärung, und: Aufklärung schlägt in Mythologie zurück.”<text:note text:id="ftn3" text:note-class="footnote"><text:note-citation>4</text:note-citation><text:note-body><text:p text:style-name="P51">Adorno/Horkheimer, Dialektik der Aufkärung, S. 5</text:p></text:note-body></text:note></text:p>
      <text:p text:style-name="P36">Dies ist so zu verstehen, dass Mythos eben bereits versucht, den Mut, von dem Kant spricht, aufzubringen, um die Welt dem eigenen Verstand zu erschließen und schließlich unterzuordnen, weil er die eigene Angst in den Griff kriegen will. Der Mut, sich des eigenen Verstandes zu bedienen, macht in dem berühmten Ausspruch ja bereits den Verstand zum Diener, und damit das Subjekt zum herrschenden, das die Welt in den Bahnen seiner Konklusionen, Implikationen, Assoziationen ordnet. </text:p>
      <text:p text:style-name="P36">Gleichzeitig fällt jedoch Aufklärung in den Mythos zurück, weil sie die Distanz zwischen Betrachter und Betrachtetem, Geordnetem, Interpretiertem schafft. Einerseits ist nämlich jeder, der Wissen anwendet, bereits einer, der die kritischen Regeln, die beim herausfinden eines <text:soft-page-break/>Naturgesetzes angewandt werden müssen, nicht mehr kennen muss<text:note text:id="ftn4" text:note-class="footnote"><text:note-citation>5</text:note-citation><text:note-body><text:p text:style-name="P51">Adorno und Horkheimer zitieren hierzu Bacon, der am Verfall der Wissenschaft beklagt, dass “Leichtgläubigkeit jedoch, Widerwille gegen den Zweifel, Unbesonnenheit im Antworten, Prahlerei mit Bildung, Scheu zu widersprechen, Interessiertheit, Lässigkeit in eigener Forschung, Wortfetischismus, Stehenbleiben bei bloßen Teilerkenntnissen” am Verfall der Wissenschaften schuld seien. (Adorno/Horkheimer: S. 7)</text:p></text:note-body></text:note> und so der Gefahr verfällt, nach dem alten Mythos-Verständnis seine Vernunft als Herrschafts-, statt als Erkenntnisinstrument anzuwenden. <text:span text:style-name="T14">Andererseits ist bereits der, der das Naturgesetz herausfindet, nach dem der Erstgenannte handelt, Gebieter einer instrumentellen Vernunft, da er die qualitative Natur, deren Merkmale unmöglich ganzheitlich zu erfassen sind, durch Sprache, Regeln, Gesetze, Wahrscheinlichkeiten, Schlüsse ihrer qualitativen Substanz beraubt und in ein quantitatives Korsett aus Symbolen presst. Die partikulare Substanz der Natur wird so reduziert auf eine mathematisch klar definierte Größe; diese äußert sich in den Symbolen, die wir nutzen, um sie zu beschreiben. Jedes Wort, dass für eine Definition benutzt wird, lässt sich in Zahlen darstellen, jede Kausalität oder Induktion, die man meint, in der Natur zu beobachten, reduziert eine qualitative Substanz zu einer formallogischen Notwendigkeit. Dies hat immer einen klaren Zweck; man hat nun, da man mit ihr rechnen kann, sich die Natur erschlossen, erkannt; und braucht nun keine Angst mehr zu haben, die eigene Ohnmächtigkeit ist besiegt, der Mensch hat von der Natur gelernt, wie er sie beherrschen kann. Diese Dynamik wird auch unter 1.1 noch einmal bemüht.</text:span></text:p>
      <text:p text:style-name="P37">Die angewandten Mittel mögen hierbei die der Rationalität sein, doch die Funktion, die die Aufklärung in der menschlichen Psyche erfüllt, ist die des Mythos: einer qualitativ unerfassbaren Natur werden Grenzen gesetzt, um sie beherrschen zu können.</text:p>
      <text:p text:style-name="P37">Ein <text:span text:style-name="T15">erhebliches </text:span>Merkmal <text:span text:style-name="T15">des Antisemitismus (nach Adornos Definition)</text:span> zeigt sich im Mythos – das Projektive. <text:span text:style-name="T15">Adorno ist in seinen </text:span><text:span text:style-name="T18">Studien zum autoritären Charakter</text:span><text:span text:style-name="T22"> auf andere Art und Weise auf den Mechanismus der Projektion eingegangen; hier wird er unter anderem durch ein repressives Über-Ich hervorgebracht. Dies ist repräsentiert durch eben diese Vernunft, die das Es und seine unerfassbaren Triebe genauso einschränkt und eingrenzt wie die äußere Welt, äquivalent zu der Angst, die wir vor dem Unerfassbaren in uns selbst haben. So werden durch die Mythen, mit denen wir auch die Innere Welt erklären, innere, als bösartig empfundene Triebe nach außen projeziert und überall gesehen, nur nicht in uns selbst; auch um das partikulare Selbstbild “rein” von fremdartigen, bösen Einflüssen zu machen.</text:span></text:p>
      <text:p text:style-name="P38"><text:span text:style-name="T21">Gängige antisemitische Mythen, die kolportiert werden, um ebendiese Triebe aus sich selbst zu “bannen”, sind beispielsweise die des raffgierigen Juden, des faulen Griechen, die Verschwörungstheorie von dem manipulativen Geheimbund, der über die Medien und die da oben alle kontrolliert. So wird einerseits die Überlegenheit der Eigengruppe erklärt, und sie gleichzeitig gegen gegenläufige empirische Erkenntnisse verteidigt, weil der Deutsche eben nur schlecht ist, weil er durch “fremde Einflüsse” manipuliert wird. So sind Mythen tief in antisemitische Weltbilder </text:span><text:soft-page-break/><text:span text:style-name="T21">verstrickt, und der Mythos erfüllt den für die eigene Psyche wichtigen Mechanismus der Projektion. </text:span></text:p>
      <text:p text:style-name="P38"><text:span text:style-name="T21">Deswegen ist es für Adorno und Horkheimer wichtig, ein neues Projekt der kritischen Aufklärung hervorzubringen, die eine kritische Selbsterkenntnis der eigenen Rolle im Erkenntnisprozess betreibt; und aufzuzeigen, wo bisherige Aufklärung bei dieser Aufgabe versagt hat, und die instrumentelle Verwendung der Vernunft, die stattdessen vorangebracht wurde, treibendes Element bei der Entwicklung der repressiven Egalität der Moderne und des Faschismus wurde.</text:span></text:p>
      <text:p text:style-name="P38"/>
      <text:h text:style-name="Heading_20_1" text:outline-level="1">1.1 Die repressive Egalität der Moderne</text:h>
      <text:p text:style-name="P38"/>
      <text:p text:style-name="P39">Viele Autoren haben versucht, die Moderne zu charakterisieren. Für diese Arbeit ist sie als das Milieu interessant, in dem der Faschismus seinen Höhepunkt erlebte, und in dem die Frage beantwortet werden muss, wie es so weit kommen konnte.</text:p>
      <text:p text:style-name="P39">Nietzsche ist als der Autor bekannt, der seine Zeit beschrieben hat wie kein zweiter. In <text:span text:style-name="T17">Also Sprach Zarathustra</text:span><text:span text:style-name="T21"> stellte er eine sehr subjektive Philosophie vor, in der das Element des einsamen Eremiten eine große Rolle spielte. Das Verhältnis des Einzelnen, des cartesianischen Subjekts zur Masse, zur Objektivität spielt bei vielen Autoren eine große Rolle.</text:span></text:p>
      <text:p text:style-name="P39"><text:span text:style-name="T21">So unangenehm es mir aufgrund seines antisemitischen Charakters ist, Heidegger zu zitieren, er hat zu dieser Frage </text:span><text:span text:style-name="T23">etwas sinnvolles über Marxismus</text:span><text:span text:style-name="T21"> geschrieben:</text:span></text:p>
      <text:p text:style-name="P39"/>
      <text:p text:style-name="P47">“Was Marx <text:span text:style-name="T25">in</text:span> e<text:span text:style-name="T25">in</text:span>e<text:span text:style-name="T25">m</text:span> wesentlichen und bedeutenden Sinne von Hegel her als die Entfremdung des Menschen erkannt hat, reicht mit seinen Wurzeln in die Heimatlosigkeit des neuzeitlichen Menschen zurück. <text:span text:style-name="T25">[…] Weil Marx, indem er die Entfremdung erfährt, in eine wesentliche Dimension der Geschichte hineinreicht, deshalb ist die marxistische Anschauung von der Geschichte der übrigen Historie überlegen. Weil aber weder Husserl noch […] Sartre die Wesentlichkeit des Geschichtlichen im Sein erkennen, deshalb kommt weder die Phänomenologie, noch der Existentialismus in diejenige Dimension, innerhalb deren erst ein produktives Gespräch mit dem Marxismus möglich wird.</text:span>”<text:note text:id="ftn5" text:note-class="footnote"><text:note-citation>6</text:note-citation><text:note-body><text:p text:style-name="P52">Heidegger, S. 31f</text:p></text:note-body></text:note></text:p>
      <text:p text:style-name="P39"><text:span text:style-name="T21"/></text:p>
      <text:p text:style-name="P40">Den Begriff der “Heimatlosigkeit” vergessen wir lieber ganz schnell als nationalistisches Gewäsch, da Heidegger versucht, das “moderne Gefühl” von dem Tod der Metaphysik herzuleiten. Sartre ist da zwar nicht weiter, philosophiert aber typisch modern, wenn er von Tod Gottes ausgehend die existentia und die Subjektivität als Quelle der Wahrheit, statt objektiver essentia annimmt<text:note text:id="ftn9" text:note-class="footnote"><text:note-citation>7</text:note-citation><text:note-body><text:p text:style-name="P55">Sartre, Der Existentialismus ist ein Humanismus</text:p></text:note-body></text:note>. Hier zeigt sich aber der Unterschied in der Moderne-Kritik von Linken und Rechten auf; <text:soft-page-break/>während es rechts ist, die Moderne und ihre Folgen abzulehnen, sich entwurzelt, heimatlos zu fühlen, und mit der Romantik zurück zur guten alten Zeit zu wollen, ist der linke Anspruch, die Probleme der Moderne kritisch zu verstehen und aufzuarbeiten, um durch die Chancen, die sie mit sich bringt, mit ihr, und über sie hinaus in eine befreite Gesellschaft zu gelangen<text:note text:id="ftn10" text:note-class="footnote"><text:note-citation>8</text:note-citation><text:note-body><text:p text:style-name="P56">Wenn das nur mehr “Linke” auch so sehen würden.</text:p></text:note-body></text:note>.</text:p>
      <text:p text:style-name="P40">Deswegen ist Heideggers Hinweis auf den marxistischen Begriff der Entfremdung erheblich fruchtbarer – die Rechten haben es nie geschafft, das Problem der Moderne auf mehr als ein diffuses Gefühl der Heimatlosigkeit zurückzuführen, während Marx es als Resultat von klaren ökonomischen Gesetzen erkannt hat. Der Marxismus deckt das Problem auf, das irgendwo zwischen dem subjektiven, qualitativen Gebrauchswert und dem objektiven, quantitativen Tauschwert liegt. Es deutet auf den Widerspruch zwischen einer subjektiven, qualitativen Wahrnehmung, dem autonomen Subjekt und seiner Weltsicht einerseits, und ihrem verobjektivierten, quantifizierten Äquivalent, beziehungsweise der vermittelten, objektiven Wahrheit andererseits hin.</text:p>
      <text:p text:style-name="P41">Die Quantifizierung, die ich in 1.0 bereits als Vorgang der Erfassung einer qualitativen Substanz in auf Zahlen zurückführbare Symbole beschrieben habe, <text:span text:style-name="T26">reduziert eben diese Substanz, wenn sie vermittelt wird, und entfremdet ihre vermittelte, objektive Identität von ihrer subjektiven. In der Arbeit äußert sich dieser Vorgang dadurch, dass der nur durch den Arbeiter subjektiv erfassbare, qualitative Wert der Arbeit und des daraus hervorgegangenen Produktes, das der Arbeiter mit seiner Arbeit geschaffen hat, nur dadurch einen objektiven Wert erhält, für den er auf einem Markt vermittelt werden kann, dass sein Wert zu einem Tauschwert quantifiziert wird</text:span><text:span text:style-name="T26"><text:note text:id="ftn6" text:note-class="footnote"><text:note-citation>9</text:note-citation><text:note-body><text:p text:style-name="P53">Marx. Irgendwas.</text:p></text:note-body></text:note></text:span><text:span text:style-name="T26">. Die Identität der Ware als Arbeitskraft für den Arbeiter, und die Identität der Ware als Tauschwert für den Markt, unterscheiden sich dabei zwangsläufig, weil man die Schweißtropfen, die der Arbeiter für die Ware vergießt, nicht quantitativ messen kann. Dieser Vermittlungsprozess ist eine Reduktion des subjektiven, qualitativen Wertes. </text:span></text:p>
      <text:p text:style-name="P41"><text:span text:style-name="T26">Darin äußert sich die repressive Egalität der Moderne – denn statt qualitativ unterschiedliche Waren zu haben, deren Wert nicht objektiv erfasst werden kann, was den gleichen Tausch unmöglich macht, müssen sie durch objektivierende Wahrnehmung, Vermittlung gleichgemacht werden, so dass sie miteinander vergleichbar sind.</text:span></text:p>
      <text:p text:style-name="P42">Dieser Vorgang ist jedoch nicht auf die Sphäre der Ökonomie begrenzt. Letztendlich ist es nur ein Modell der Vermittlung von Identitäten. Wie André Gorz, ein französischer Marxist, in einem Interview erläutert, lässt sich die Entfremdung gar nicht vollständig aufheben, weil sich der Widerspruch zwischen dem autonomen Subjekt und der objektiven Norm einer Gesellschaft nicht komplett aufheben lässt. Nicht-entfremdende Arbeit ist laut Gorz nur die Arbeit, d<text:span text:style-name="T27">eren Wert</text:span> nicht <text:span text:style-name="T27">vermittelt</text:span> wird, <text:span text:style-name="T27">deren Werk er für sich selbst erzeugen und anerkennen kann. Im umgekehrten </text:span><text:soft-page-break/><text:span text:style-name="T27">Sinne gilt: “die gesellschaftliche Existenz beinhaltet unvermeidlich einen Teil Entfremdung, weil die Gesellschaft nicht von jedem als das Werk erzeugt und anerkannt werden kann, das er aus freien Stücken in freiwilliger Zusammenarbeit mit allen anderen geschaffen hat.”</text:span><text:span text:style-name="T27"><text:note text:id="ftn7" text:note-class="footnote"><text:note-citation>10</text:note-citation><text:note-body><text:p text:style-name="P54">Gorz, S. 101</text:p></text:note-body></text:note></text:span></text:p>
      <text:p text:style-name="P43">Gorz erläutert das Lebensgefühl des so entfremdeten, eben nicht autonomen, sondern gleichgemachten Subjekts auch mit dem Zitat eines Revolutionärs: “Ich bin asozial, weil ich Atheist bin.” Dies geht wieder auf Sartres und Heideggers Konflikt mit der Objektivität hin; wie Sartre und jeder andere Nonkonformist weigert sich Gorz, sich von einer als transzendentales Subjekt verstandenen Gesellschaft denken zu lassen<text:note text:id="ftn8" text:note-class="footnote"><text:note-citation>11</text:note-citation><text:note-body><text:p text:style-name="P54">ebenda</text:p></text:note-body></text:note> – und stößt auf das Problem jedes Anarchisten, dass die Objektivität einen eben trotzdem mitdenkt, wann immer man wahrgenommen wird, und nach wie vor miterfasst und entfremdet. Ein Konformist wie Heidegger kommt nicht mit dieser Zerissenheit klar; er beklagt sie als Heimatlosigkeit und versucht verzweifelt, ein “Sein” zu denken, dass die verlorene Funktion Gottes übernehmen soll.</text:p>
      <text:p text:style-name="P43">Und das ist auch das Problem, dass Adorno und Horkheimer mit der Reaktion auf die Moderne sehen; wo Aufklärung und Markt eine umfassende Vermittlung, Quantifizierung, Objektivität bereitstellen, erkennen die einen ihre Totalität und rebellieren dagegen; die anderen jedoch verzweifeln an ihrer Entfremdung, sehnen sich zurück nach einer eingebildeten mythischen Vergangenheit; greifen bereitwillig nach der mythischen Symbolik der Swastika und einer <text:span text:style-name="T28">Eigengruppe, die ihnen ihre Souveränität zurückzugeben scheint</text:span>; lassen der Projektion ihrer als <text:span text:style-name="T28">fremdartig und beängstigend verstandenen Triebe auf die Juden freien Lauf; retten sich in den Konformismus, wo alles andere aussichtlos erscheint; und bestrafen jeden, der sich nicht derselben Illusion hingibt wie sie, als Homo Sacer, der nichtmal seine Menschlichkeit verdient hat, wenn es keine außerhalb des Systems gibt.</text:span></text:p>
      <text:p text:style-name="P44">Diese Merkmale des autoritativen Charakters, wie Adorno sie in seinen <text:span text:style-name="T16">Studien zum autoritären Charakter</text:span><text:span text:style-name="T19"> schildert, sind als direkte oder indirekte Reaktion auf die Moderne verstehbar.</text:span></text:p>
      <text:p text:style-name="P44"/>
      <text:h text:style-name="Heading_20_1" text:outline-level="1">2. Das Internet – Totalität oder Freiraum?</text:h>
      <text:p text:style-name="P44"/>
      <text:p text:style-name="P46">Ich halte nicht viele anthropologische Grundannahmen für schlüssig, aber eine gefällt mir tatsächlich ganz gut: dass der Mensch sehr stark von den Strukturen abhängig ist, in denen er sich verhält. So sind die Beobachtungen Adornos und Horkheimers etwa so lange aktuell, wie die Strukturen der Moderne so sind, wie sie davon ausgehen – bei der Debatte, ob wir jetzt noch in der Moderne leben oder nicht, will ich mich mal nicht einmischen. Es steht jedoch außer Frage, dass wenn das Verhalten des Menschen von Strukturen abhängig ist, und mit dem Internet eine neue <text:soft-page-break/>Struktur für Kommunikationsverhalten ins Spiel kommt, sich das Verhalten des Menschen ändern muss.</text:p>
      <text:p text:style-name="P46"/>
      <text:p text:style-name="P46"/>
      <text:p text:style-name="P29">- Differenz/Äquivalenz/<text:span text:style-name="T3">Identitäts</text:span>-Dynamiken geschehen in erster Linie nach den sozialen Anforderungen/<text:span text:style-name="T3">Wirklichkeitskonstruktion</text:span>, nicht als <text:span text:style-name="T4">top-down </text:span>Gleichmachungsmechanismus</text:p>
      <text:p text:style-name="P29">- <text:span text:style-name="T5">In “Kulturindustrie” wird oft noch ein gleichmachender Akteur suggeriert, Entwicklung zeigt, dass Dynamiken dafür verantwortlich sind</text:span></text:p>
      <text:p text:style-name="P28"/>
      <text:p text:style-name="P28"/>
      <text:p text:style-name="P28">2.0 Freiräume im Netz</text:p>
      <text:p text:style-name="P28">- <text:span text:style-name="T4">Gorz: Multiaktivität, fragmentierte Gesellschaft, verschiedene Parallellwelten, keine Leitkultur?</text:span></text:p>
      <text:p text:style-name="P28">- <text:span text:style-name="T7">die Dritte Welle vs Kulturindustrie</text:span></text:p>
      <text:p text:style-name="P28">- <text:span text:style-name="T4">niedrige Grenzkosten tragen zur Dezentralisierung bei</text:span></text:p>
      <text:p text:style-name="P30">2.1 Der Mythos im Netz</text:p>
      <text:p text:style-name="P30">- <text:span text:style-name="T5">Internetpropaganda während der Flüchtlingskrise</text:span></text:p>
      <text:p text:style-name="P30">- <text:span text:style-name="T5">Verschwörungstheorien</text:span></text:p>
      <text:p text:style-name="P30">- <text:span text:style-name="T5">Quo vadis, Medienkompetenz?</text:span></text:p>
      <text:p text:style-name="P31">2.2 Informationsökonomie und repressive Egalität</text:p>
      <text:p text:style-name="P31">- die in 1.1 beobachtete Verobjektivierung der eigenen Qualitäten lässt sich als Quantifizierung begreifen und damit in Informationsökonomie wiederfinden</text:p>
      <text:p text:style-name="P31">- die 1/0-Erfassung der informatischen Übertragung quantifiziert das Selbst weiter und objektiviert</text:p>
      <text:p text:style-name="P31">- die Folgen dieses Prinzips, die digitale Identität, ist genauso von einem entfremdet wie Arbeit</text:p>
      <text:p text:style-name="P31">- <text:span text:style-name="T6">Dichotomie gesellschaftliche Beziehungen – persönliche Beziehungen: wie findet was in facebook statt?</text:span></text:p>
      <text:p text:style-name="P31">3. <text:span text:style-name="T1">Aufklärung wird demokratisiert und massentauglich</text:span></text:p>
      <text:p text:style-name="P32">- <text:span text:style-name="T1">Mehr Menschen Zugang <text:s/>zu Information und Kommunikation als jeher</text:span></text:p>
      <text:p text:style-name="P32">- <text:span text:style-name="T1">Technik muss ökonomischen Gesetzen gehorchen und im Sinne der instrumentellen Vernunft eingesetzt werden</text:span></text:p>
      <text:p text:style-name="P45"><text:span text:style-name="T19">- </text:span><text:span text:style-name="T20">Internet ist das größte Herrschaftsinstrument der Welt</text:span></text:p>
      <text:p text:style-name="P19">Dialektik der Aufklärung:</text:p>
      <text:p text:style-name="P1">Seite 10 – Abstraktion und Gleichmachung heißt Liquidierung des Unterschieds, repressive Egalität</text:p>
      <text:p text:style-name="P3">Seite 20 – Instrument der Herrschaft, Rationalität gewinnt Selbstständigkeit</text:p>
      <text:p text:style-name="P3">Seite 35 – Exkurs 2: Juliette</text:p>
      <text:p text:style-name="P3">Seite 50 – Kulturindustrie: Aufklärung als Massenbetrug</text:p>
      <text:p text:style-name="P3"/>
      <text:p text:style-name="P4">Die Beobachtungen, nach denen Adornheimer die Kulturindustrie definieren, ließen sich im digitalen Zeitalter höchstens noch auf die Schlagerindustrie anwenden, und ihr geht tendenziell die Nachfrage, zumindest aber die Totalität aus. Das Bedürfnis nach Individualität, Differenz statt repressiver Egalität der Kulturindustrie, lässt sich heutzutage durch die Aufmerksamkeitsökonomie des Internets problemlos befriedigen; für jeden Geschmack hat die Musik ein Subgenre hervorgebracht, für jeden Abgrenzungsdrang gibt es eine Nische. </text:p>
      <text:p text:style-name="P4">Der Masse wurde statt dem Aufklärungsbetrug, den Adornheimer witterten, die Stimme gegeben, die Möglichkeit sich zu äußern und selbst künstlerisch zu betätigen; dieses Versprechen des freien Marktes wurde eingelöst. Doch autonom ist sie noch lange nicht, denn auch die neuen Medien haben kulturell festgesteckte Grenzen, die die neue Klasse der Schaffenden in ihrer Kreativität heteronom begrenzen – ein Youtube-Video wird in der Regel nicht länger als 10 Minuten angesehen, ein Song wird gar maximal 5 Minuten ausgehalten. Podcasts, das Radio des Internets, oft von der Länge einer Stunde und nur im Audioformat, werden wahrscheinlich gar von weniger Leuten gehört als aufgenommen. Genau weiß ich das nicht, ich habe mir nie einen angehört.</text:p>
      <text:p text:style-name="P4">Das digitale Zeitalter schafft sich so seine neue, eigene Aufmerksamkeitsökonomie, in der manche Problematiken der alten Kulturindustrie nicht mehr gelten, aber einige neue Grenzen sich aufgetan haben. <text:span text:style-name="T2">Wenigstens sind die Beobachtungen Adornheimers, und der Fakt, dass sie heute nicht mehr reproduzierbar sind, ein Beweis für die Annahme, dass sich der Mensch und sein Bild ändert mit den Verhältnissen und Strukturen, in denen er sich verhalten kann und in denen er beim handeln beobachtet wird.</text:span></text:p>
      <text:p text:style-name="P16">Die Dritte Welle miteinbeziehen?</text:p>
      <text:p text:style-name="P4"/>
      <text:p text:style-name="P8">Andre Gorz: Wege ins Paradies</text:p>
      <text:p text:style-name="P8">Seite 100 – Interview</text:p>
      <text:p text:style-name="P8">100 – Definition Autonomie: asozial sein, im Bruch mit gesellschaftlichen Normen (Produktion)</text:p>
      <text:p text:style-name="P10">101 – Gesellschaft ist immer Entfremdung</text:p>
      <text:p text:style-name="P10">103 – Entfremdung lässt sich nicht vollständig beseitigen</text:p>
      <text:p text:style-name="P10">109 – Abneigung gegen Arbeit, aber nur Wahl zwischen Vollbeschäftigung und Arbeitslosigkeit</text:p>
      <text:p text:style-name="P11">116 – Fachleute sind kein Problem </text:p>
      <text:p text:style-name="P11">Seite 119 – Die Dritte Welle</text:p>
      <text:p text:style-name="P11">120 – neue Theorien fast nie aus empirischen Beobachtungen entstanden, sondern umgekehrt</text:p>
      <text:p text:style-name="P12">121 – Kausalität gerät ins Wanken</text:p>
      <text:p text:style-name="P12">123 – entweder dezentralisierung, Zersplitterung, oder totalitäre Ineffizienz der Gesellschaft</text:p>
      <text:p text:style-name="P12">124 – Entmassung der Medien (Kulturindustrie?) </text:p>
      <text:p text:style-name="P12">126 – wenn es an einer normierenden Autorität fehlt, wird Konformismus unmöglich</text:p>
      <text:p text:style-name="P12">126 – Entmassung erlaubt/ermöglicht existenzielle Autonomie</text:p>
      <text:p text:style-name="P12"/>
      <text:p text:style-name="P12"/>
      <text:p text:style-name="P20">Wer die Entgleisung der Menschlichkeit verstehen will, muss sich auf eine kleine anthropologische Grundannahme einlassen: der Mensch ist Angst.</text:p>
      <text:p text:style-name="P21">Hineingeworfen in eine Welt voller Unbekannten, ist alles erst einmal potentiell stärker als du. Alles ist Drohung, und ob es will oder nicht, es droht dir die Seele aus dem Leib, Angst essen Seele auf. Wenn das nicht schlimm genug wäre, muss man drei mal am Tag hoffen, dass genug Essen da ist. Man hofft, dass man auch diese Nacht eine geeignete Unterkunft zum schlafen findet. Ein großer Teil unseres Selbst ist dann auch noch eine dieser Unbekannten, Unerfassbaren, vor dem man nicht einmal weglaufen kann, und dann stecke einmal sieben Milliarden dieser wirren <text:soft-page-break/>Geschöpfe, die bereit sind, alles zu tun, um sich vor ihrem nächsten zu verteidigen, in eine Gesellschaft...</text:p>
      <text:p text:style-name="P21">Herrschaft hilft. Das erste was sie beherrschte, noch bevor sie einen Namen bekam, war sie selbst. Sie beherrschte ihre lähmende Angst, degradierte sie zur Furcht und rannte rechtzeitig weg, bevor sie gefressen wurde. Als nächstes beherrschte sie das Feuer, denn sie sah, dass es nur ein weiterer Gott war, mit dem sie reden konnte. So wurde das Unbekannte ein weiteres Mal zum Mythos degradiert und <text:span text:style-name="T8">zum Werkzeug in der Hand der Menschen, um Stück für Stück die Welt zu erobern, bis man eines Tages vielleicht auch das bedrohliche Unbekannte in sich selbst in den Griff kriegen würde.</text:span></text:p>
      <text:p text:style-name="P18">Veraltet: </text:p>
      <text:p text:style-name="P16"/>
      <text:p text:style-name="P14">Das Internet - die letzte Konsequenz der Aufklärung</text:p>
      <text:p text:style-name="P14"/>
      <text:p text:style-name="P14"/>
      <text:p text:style-name="P14">0. Freiheitliches Potential des Internets</text:p>
      <text:p text:style-name="P14">- Anonymität, Privatsphäre, verschlüsselte Kommunikation, OpenData, ShareEconomy, OpenSource, Wikipedia</text:p>
      <text:p text:style-name="P14">1. Internetoptimismus in der Netzbewegung – Michael Seemann</text:p>
      <text:p text:style-name="P14">- Ökonomische Grundlagen</text:p>
      <text:p text:style-name="P14">- Warum ist dezentrale Organisation plötzlich ökonomisch sinnvoll?</text:p>
      <text:p text:style-name="P14">- Angriff auf traditionelle Institutionen</text:p>
      <text:p text:style-name="P14">1.0 Reflektierte Kommunikation</text:p>
      <text:p text:style-name="P14">- Wenn man spricht, kommt das Ergebnis sofort aus dem Mund</text:p>
      <text:p text:style-name="P14">- Bevor man Nachrichten abschickt, liest man sie noch einmal</text:p>
      <text:p text:style-name="P14">- Eigene Gedanken aufgeschrieben zu sehen und viel Feedback konfrontiert einen mit eigenen Aussagen</text:p>
      <text:p text:style-name="P14">- <text:span text:style-name="T2">Jeder kann zum Produzenten werden</text:span></text:p>
      <text:p text:style-name="P14">1.1 Potential in Emanzipatorischen Bewegungen</text:p>
      <text:p text:style-name="P14">- Neue Machtnetzwerke bilden sich mithilfe des Internets</text:p>
      <text:p text:style-name="P14">- Arabischer Frühling</text:p>
      <text:p text:style-name="P14">- Filtersouveränität, raus aus der Filterbubble der Realität</text:p>
      <text:p text:style-name="P14">1.2 Potential für die Wissenschaft</text:p>
      <text:p text:style-name="P14">- geteiltes, offenes Wissen und offene Quellen könnten Wissenschaft viel nützen</text:p>
      <text:p text:style-name="P14">- Wikipedia <text:span text:style-name="T1">zur </text:span>größte<text:span text:style-name="T1">n und besten Enzyklopädie </text:span>der Welt</text:p>
      <text:p text:style-name="P14">- Entwicklung wird aus den falschen Gründen verschlafen</text:p>
      <text:p text:style-name="P14">2. Regressive Elemente des Internets – Verdatung der Welt</text:p>
      <text:p text:style-name="P14">- <text:span text:style-name="T1">Alles wird in 0 und 1 erfasst und geordnet, schon beim einzelnen User</text:span></text:p>
      <text:p text:style-name="P14">2.0 Plattformherrschaft</text:p>
      <text:p text:style-name="P14">- Facebook</text:p>
      <text:p text:style-name="P14">- BlaBlaCar</text:p>
      <text:p text:style-name="P14">2.1 Herrschaft auf globaler Ebene</text:p>
      <text:p text:style-name="P14">- Geheimdienste</text:p>
      <text:p text:style-name="P14">- Selbstkontrolle durch Angst vor Geheimdiensten</text:p>
      <text:p text:style-name="P14">2.2 Herrschaft über das Leben des Individuums</text:p>
      <text:p text:style-name="P14">- Kontrolle der eigenen Beziehungen</text:p>
      <text:p text:style-name="P14">- Kontrolle der eigenen Geschichte (Facebookchronik, Identitäten)</text:p>
      <text:p text:style-name="P14">- <text:span text:style-name="T1">Planung und Ordnung des Lebens in GoogleCalendar, Freundschaftskategorien und Browserlesezeichen</text:span></text:p>
      <text:p text:style-name="P14">3. <text:span text:style-name="T1">Aufklärung wird demokratisiert und massentauglich</text:span></text:p>
      <text:p text:style-name="P14">- <text:span text:style-name="T1">Mehr Menschen Zugang <text:s/>zu Information und Kommunikation als jeher</text:span></text:p>
      <text:p text:style-name="P14">- <text:span text:style-name="T1">Technik muss ökonomischen Gesetzen gehorchen und im Sinne der instrumentellen Vernunft eingesetzt werden</text:span></text:p>
      <text:p text:style-name="P14">- <text:span text:style-name="T1">Internet ist das größte Herrschaftsinstrument der Welt</text:span></text:p>
      <text:p text:style-name="P15">4. Der Wilde Westen ist vorbei</text:p>
      <text:p text:style-name="P15">- Freiheit im Internet hat etwa 30 Jahre(?) gedauert</text:p>
      <text:p text:style-name="P15">- Machtnetzwerke haben sich angepasst, das Netz verstanden und wehren sich gegen emanzipatorische Bestrebungen</text:p>
      <text:p text:style-name="P15">- Anarchistisches Potential des Internets wurde von den meisten seiner Nutznießer nicht begriffen und konnte nicht rechtzeitig umgesetzt werden</text:p>
      <text:p text:style-name="P15">- Peter Sunde: man muss erst die Gesellschaft fixen, bevor man das Internet fixen kan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2-16T19:09:17.012370348</dc:date>
    <meta:editing-duration>P3DT9H22M35S</meta:editing-duration>
    <meta:editing-cycles>9</meta:editing-cycles>
    <meta:generator>LibreOffice/4.3.3.2$Linux_X86_64 LibreOffice_project/430m0$Build-2</meta:generator>
    <meta:document-statistic meta:table-count="0" meta:image-count="0" meta:object-count="0" meta:page-count="12" meta:paragraph-count="168" meta:word-count="4213" meta:character-count="30274" meta:non-whitespace-character-count="26189"/>
  </office:meta>
</office:document-meta>
</file>